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www.fimfiction.net/story/12912/the-conversion-bureau-reality-break" text:style-name="Internet_20_link" text:visited-style-name="Visited_20_Internet_20_Link"><text:span text:style-name="T1">http://www.fimfiction.net/story/12912/the-conversion-bureau-reality-break</text:span></text:a></text:p>
      <text:p text:style-name="P1"/>
      <text:p text:style-name="P1">Biura Adaptacyjne są kopalnią pomysłów. Fanfiki osadzone w tym uniwersum mogą zawierać praktycznie wszystko – rozważania moralne, filozofię, historie obyczajowe – możliwości są niemal nieskończone. W wypadku „Reality Break” rzeczy (względnie) nowych nie brakuje. Problemem pozostaje jednak coś innego.</text:p>
      <text:p text:style-name="P1"/>
      <text:p text:style-name="P1">„Reality Break” jest dość starym fikiem, napisanym jeszcze w roku 2012, autorstwa użytkownika Fullmetal Pony. Powstał jeszcze w złotej epoce Biur Adaptacyjnych – gdy nowe, bardzo dobre (albo przynajmniej wprowadzające coś świeżego) opowiadania pojawiały się regularnie, uniwersum wzbudzało jeszcze bardzo dużo emocji, a do naszego kraju dopiero przesiąkały pierwsze dzieła z tego gatunku. Sam w sobie fik inspirowany był „First Pony View”, opowiadaniem o człowieku budzącym się w ciele kuca, w którym autor starał się, jako jeden z pierwszych pisarzy, nieco zabawić się motywem samego przybycia Equestrii na Ziemię oraz osadzeniem jej w naszym własnym świecie, a nie – jak do tej pory było często przyjmowane – w futurystycznej, zrujnowanej wersji Ziemi. Szybko zdobyło popularność, choćby ze względu na uwagę innych pisarzy czy umieszczeniu wzmianek o nich w opowiadaniu. </text:p>
      <text:p text:style-name="P1"/>
      <text:p text:style-name="P1">Jak zatem zaczyna się „Reality Break”? Pewnego pięknego dnia młody brony znajduje w swoim mieszkaniu tajemnicze eliksiry oraz list od niejakich Celestii i Luny, w którym piszą, że ofiarowane mu napoje zmienią go w kuca, że został wybrany do rozpoczęcia procesu konwersji świata oraz że losy Equestrii i Ziemi spoczywają na jego barkach. Po wypiciu jednej porcji bohater błyskawicznie zmienia się w kucyka, zaczynając przygodę, która na zawsze zmieni jego życie oraz losy świata! </text:p>
      <text:p text:style-name="P1"/>
      <text:p text:style-name="P1">Czy to brzmi znajomo? Jeśli tak, to zapewne skojarzyło się to wam z „Pracą Wspólną” i bardzo dobrze, bo „Reality Break” jest pierwowzorem tego tworu. Punkt startu jest praktycznie identyczny, ale im dalej w las, tym bardziej twórcy „Pracy Wspólnej” odchodzili od oryginału. Ba, „Praca Wspólna” nie była jedyną zabawą w odgrywanie ról opartą o „Reality Break” – tak samo bowiem zabawili się amerykańscy autorzy biurowi.</text:p>
      <text:p text:style-name="P1"/>
      <text:p text:style-name="P1">W tym leży spory problem tego opowiadania – doskonale nadaje się na sesję RPG lub wspólną pisaninę z przyjaciółmi. Samo w sobie, jako pisane przez jednego autora, niestety nie jest tak dobre, jak by mogło być. Jeśli chodzi o zalety, to stanowczo można do nich zaliczyć innowacyjność – Fullmetal Pony stworzył coś nowego i świeżego, niemającego do tej pory odpowiednika w uniwersum Biur Adaptacyjnych. Starał się przy tym jak najlepiej opisać zarówno reakcje nowych konwertytów, poświęcając sporo uwagi ich problemom z dostosowaniem się do nowych ciał, jak i reakcje naszego świata na coraz większe „dawki” Equestrii. Do tego pierwsze rozdziały, razem z ostatnim, stanowią najlepszą część opowiadania – pełną ciekawych opisów, całkiem dobrze przemyślanych sytuacji oraz problemów oraz teoretycznych podstaw tworzących podwaliny pod resztę opowiadania.</text:p>
      <text:p text:style-name="P1"/>
      <text:p text:style-name="P1">W takim razie co nie wyszło? No cóż… niestety, można by długo wymieniać. Jakość „Reality Break” najbardziej psują jednak dwa aspekty: postacie oraz tempo akcji, albo raczej jego brak.</text:p>
      <text:p text:style-name="P1">Odnośnie pierwszego aspektu, to składają się na niego dwie rzeczy, mianowicie ich ilość oraz mizerna jakość. Pomijając głównego bohatera, który jest self-insertem samego autora i <text:soft-page-break/>z którego perspektywy pisane są niektóre rozdziały, reszta postaci – zaczynając od jego przyjaciół, a na pozostałych „wybrańcach”, którzy również otrzymali eliksiry, kończąc – jest niezbyt interesująca, spotyka ich niewiele przygód, a same wyróżniają się niewielkimi szczegółami (ta ma chłopaka, ten mieszka z matką, jeszcze tamta mieszka w miasteczku, które w wyniku oddziaływania magii ma ogromne problemy i tak dalej).</text:p>
      <text:p text:style-name="P1"/>
      <text:p text:style-name="P1">Sporo w tym winy tego, że postacie te po prostu nie mają okazji się wykazać. Akcja w fiku jest bardzo powolna, upływ czasu oznacza się dopiskami w stylu „minęło kilka dni” zamiast pokazywaniem życia postaci dzień po dniu, a wszelkie problemy (które rzadko są poważne) są rozwiązywane błyskawiczne i bardzo niewielkim kosztem. Nieważne, czy mowa o tajemniczym kulcie (który pojawia się nagle, niedługo później znika i nikt już o nim nie wspomina), czy o wkroczeniu antyterrorystów do mieszkania jednej z postaci, niedługo później okazuje się, że albo nie jest to dla bohaterów żaden kłopot, albo że kilka linijek później wszystko się dobrze kończy. Niby jak w tej sytuacji bohaterowie mają sobą zaprezentować cokolwiek, skoro praktycznie przechodzą przez całe opowiadanie jak na kodach? Radzą sobie tak łatwo, że zamiast pokazywania ich pozytywnych cech, wzbudza to niezamierzoną śmieszność – jak na przykład postać, która propozycją wyskoczenia na drinka wzbudza ogromną wesołość towarzyszy i jest porównywana do Pinkie Pie, albo postać, która zostaje uznana za niezwykle lojalną, bo nie chce zmienić imienia na kuczego. Chyba szczytem jest zaprezentowanie jednej z postaci kobiecych posiadającej chłopaka, ale zaledwie kilka rozdziałów później stwierdzającej, że woli jednego z bohaterów. Motyw jej poprzedniego związku się już nie pojawia i nie zmienia praktycznie niczego, po co się więc pojawił? Przez takie rzeczy opowiadanie wydaje się być napisane bez konkretnego planu, na zasadzie „Ten motyw mi się podoba, gdzieś go wcisnę!”. </text:p>
      <text:p text:style-name="P1"/>
      <text:p text:style-name="P1">Niestety, ta miałkość akcji sprawia również, że znika jeden z bardzo ciekawych aspektów Biur Adaptacyjnych – czyli rozważania moralne. Bądź co bądź, w opowiadaniu zachodzi ogromna zmiana zarówno dla świata jako całości, jak i dla życia konkretnych postaci. Tymczasem brakuje niemalże jakichkolwiek poważnych dyskusji na ten temat. Ba – mniej więcej w połowie fabuły dochodzi do pewnej sporej zmiany, po której ogromne rzesze ludzi radośnie się ponifikują, szczególnie w Wielkiej Brytanii. Niby są wspomniane jakieś zamieszki czy chaos, ale nie zmienia to nic w sytuacji postaci, z których perspektywy obserwujemy całą akcję. Ot, na świecie pojawia się coraz więcej kucyków, powoli przestaje to kogokolwiek dziwić, a zresztą Equestria jest fajna i rosną w niej świetne owoce! Opowiadanie sporo traci na takim banalnie prostym podejściu.</text:p>
      <text:p text:style-name="P1"/>
      <text:p text:style-name="P1">Kuleje też styl. Na samym początku i na samym końcu jest jeszcze dobrze, autor pisze dużo rozbudowanych opisów i dba o jakość słowa pisanego. Im dalej jednak, tym gorzej – tu znikną przecinki, tam opis aż prosi się o rozbudowę, łamana jest zasada „pokaż, a nie powiedz”... Dopiero w samym epilogu wszystko uzyskuje ponownie wysoką jakość, pokazując że gdy autor chce, to potrafi.</text:p>
      <text:p text:style-name="P1"/>
      <text:p text:style-name="P1">Podsumowując – pomysł był bardzo dobry. Niektóre z idei lub pomysłów – ciekawe. Ogólne wykonanie – nienajlepsze. Podsumowując, „Reality Break” przeczytać można, ale niekoniecznie trzeba. Lepiej już, na przykład, zebrać ekipę znajomych i spróbować odegrać z nimi sesję opartą o punkt startowy tego dzieła <text:span text:style-name="T2">–</text:span> lub, ewentualnie, poczytać „Pracę Wspólną”. Tam przynajmniej postacie mają w sobie więcej życia.</text:p>
      <text:p text:style-name="P1"/>
      <text:p text:style-name="P1"><text:soft-page-break/><text:a xlink:type="simple" xlink:href="http://4.bp.blogspot.com/-IAKUx39a6wg/T5AqJtX1reI/AAAAAAAABN8/IwgSvY-nxbU/s640/n1cyl3.png" text:style-name="Internet_20_link" text:visited-style-name="Visited_20_Internet_20_Link"><text:span text:style-name="T1">http://4.bp.blogspot.com/-IAKUx39a6wg/T5AqJtX1reI/AAAAAAAABN8/IwgSvY-nxbU/s640/n1cyl3.png</text:span></text:a> – na górę, obrazek wzięty z http://www.fge.com.pl/2012/04/fanfik-ostatnia-rzecz-jaka-zrobi.html</text:p>
      <text:p text:style-name="P1"><text:a xlink:type="simple" xlink:href="https://cdn-img.fimfiction.net/story/pe8k-1432424610-12912-full" text:style-name="Internet_20_link" text:visited-style-name="Visited_20_Internet_20_Link"><text:span text:style-name="T1">https://cdn-img.fimfiction.net/story/pe8k-1432424610-12912-full</text:span></text:a> – okładka</text:p>
      <text:p text:style-name="P1"><text:a xlink:type="simple" xlink:href="https://derpicdn.net/img/view/2016/2/26/1097137__safe_bubble_ocean_ship_equestria_the+conversion+bureau_artist-colon-aealacreatrananda.png" text:style-name="Internet_20_link" text:visited-style-name="Visited_20_Internet_20_Link"><text:span text:style-name="T1">https://derpicdn.net/img/view/2016/2/26/1097137__safe_bubble_ocean_ship_equestria_the+conversion+bureau_artist-colon-aealacreatrananda.png</text:span></text:a> – https://derpibooru.org/1097137?scope=scpe54bffa68b0d4895395df9f2d0741b905a725ff95</text:p>
      <text:p text:style-name="P1"><text:a xlink:type="simple" xlink:href="https://derpicdn.net/img/2013/3/25/279485/large.png" text:style-name="Internet_20_link" text:visited-style-name="Visited_20_Internet_20_Link"><text:span text:style-name="T1">https://derpicdn.net/img/2013/3/25/279485/large.png</text:span></text:a> – https://derpibooru.org/279485?scope=scpe54bffa68b0d4895395df9f2d0741b905a725ff9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7-02-03T18:27:07.308000000</dc:date>
    <meta:editing-duration>P2DT20H54M19S</meta:editing-duration>
    <meta:editing-cycles>1</meta:editing-cycles>
    <meta:document-statistic meta:table-count="0" meta:image-count="0" meta:object-count="0" meta:page-count="3" meta:paragraph-count="16" meta:word-count="1018" meta:character-count="7543" meta:non-whitespace-character-count="6515"/>
  </office:meta>
</office:document-meta>
</file>